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558"/>
    </style:style>
    <style:style style:name="P2" style:family="paragraph" style:parent-style-name="Text_20_body">
      <style:text-properties officeooo:rsid="000e9558" officeooo:paragraph-rsid="000e9558"/>
    </style:style>
    <style:style style:name="P3" style:family="paragraph" style:parent-style-name="Text_20_body">
      <style:text-properties officeooo:rsid="001978a8" officeooo:paragraph-rsid="001978a8"/>
    </style:style>
    <style:style style:name="P4" style:family="paragraph" style:parent-style-name="Text_20_body">
      <style:text-properties officeooo:paragraph-rsid="001978a8"/>
    </style:style>
    <style:style style:name="P5" style:family="paragraph" style:parent-style-name="Text_20_body">
      <style:text-properties officeooo:rsid="001c45e2" officeooo:paragraph-rsid="001c45e2"/>
    </style:style>
    <style:style style:name="P6" style:family="paragraph" style:parent-style-name="Text_20_body">
      <style:text-properties officeooo:paragraph-rsid="00149ba0"/>
    </style:style>
    <style:style style:name="P7" style:family="paragraph" style:parent-style-name="Text_20_body">
      <style:text-properties officeooo:rsid="001a61b0" officeooo:paragraph-rsid="001a61b0"/>
    </style:style>
    <style:style style:name="P8" style:family="paragraph" style:parent-style-name="Text_20_body">
      <style:text-properties officeooo:paragraph-rsid="001c45e2"/>
    </style:style>
    <style:style style:name="P9" style:family="paragraph" style:parent-style-name="Text_20_body">
      <style:text-properties fo:font-weight="bold" officeooo:rsid="001c45e2" officeooo:paragraph-rsid="001c45e2" style:font-weight-asian="bold" style:font-weight-complex="bold"/>
    </style:style>
    <style:style style:name="P10" style:family="paragraph" style:parent-style-name="Text_20_body">
      <style:text-properties fo:font-weight="bold" officeooo:rsid="001cf3c1" officeooo:paragraph-rsid="001cf3c1" style:font-weight-asian="bold" style:font-weight-complex="bold"/>
    </style:style>
    <style:style style:name="P11" style:family="paragraph" style:parent-style-name="Text_20_body">
      <style:text-properties fo:font-weight="normal" officeooo:rsid="001c45e2" officeooo:paragraph-rsid="001c45e2" style:font-weight-asian="normal" style:font-weight-complex="normal"/>
    </style:style>
    <style:style style:name="P12" style:family="paragraph" style:parent-style-name="Text_20_body">
      <style:text-properties fo:font-weight="normal" officeooo:rsid="001cf3c1" officeooo:paragraph-rsid="001c45e2" style:font-weight-asian="normal" style:font-weight-complex="normal"/>
    </style:style>
    <style:style style:name="P13" style:family="paragraph" style:parent-style-name="Text_20_body">
      <style:text-properties fo:font-weight="normal" officeooo:rsid="001cf3c1" officeooo:paragraph-rsid="001cf3c1" style:font-weight-asian="normal" style:font-weight-complex="normal"/>
    </style:style>
    <style:style style:name="P14" style:family="paragraph" style:parent-style-name="Text_20_body">
      <style:text-properties fo:font-weight="normal" officeooo:paragraph-rsid="00205531" style:font-weight-asian="normal" style:font-weight-complex="normal"/>
    </style:style>
    <style:style style:name="P15" style:family="paragraph" style:parent-style-name="Text_20_body">
      <style:text-properties fo:font-weight="normal" officeooo:rsid="00205531" officeooo:paragraph-rsid="00205531" style:font-weight-asian="normal" style:font-weight-complex="normal"/>
    </style:style>
    <style:style style:name="P16" style:family="paragraph" style:parent-style-name="Text_20_body">
      <style:text-properties fo:font-weight="normal" officeooo:rsid="00205531" officeooo:paragraph-rsid="0028ad20" style:font-weight-asian="normal" style:font-weight-complex="normal"/>
    </style:style>
    <style:style style:name="P17" style:family="paragraph" style:parent-style-name="Text_20_body">
      <style:text-properties fo:font-weight="normal" officeooo:rsid="00250917" officeooo:paragraph-rsid="00250917" style:font-weight-asian="normal" style:font-weight-complex="normal"/>
    </style:style>
    <style:style style:name="P18" style:family="paragraph" style:parent-style-name="Heading_20_1">
      <style:text-properties officeooo:rsid="001978a8" officeooo:paragraph-rsid="001978a8"/>
    </style:style>
    <style:style style:name="P19" style:family="paragraph" style:parent-style-name="Heading_20_1">
      <style:text-properties officeooo:rsid="001c45e2" officeooo:paragraph-rsid="001c45e2"/>
    </style:style>
    <style:style style:name="P20" style:family="paragraph" style:parent-style-name="Heading_20_1">
      <style:text-properties officeooo:rsid="00205531" officeooo:paragraph-rsid="00205531"/>
    </style:style>
    <style:style style:name="P21" style:family="paragraph" style:parent-style-name="Text_20_body" style:list-style-name="L1">
      <style:text-properties officeooo:rsid="001978a8" officeooo:paragraph-rsid="001978a8"/>
    </style:style>
    <style:style style:name="P22" style:family="paragraph">
      <style:paragraph-properties fo:margin-left="0in" fo:margin-right="0in" fo:margin-top="0in" fo:margin-bottom="0in" fo:line-height="100%" fo:text-indent="0in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8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cf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f3c1" style:font-weight-asian="normal" style:font-weight-complex="normal"/>
    </style:style>
    <style:style style:name="T6" style:family="text">
      <style:text-properties fo:font-weight="normal" officeooo:rsid="0026e18a" style:font-weight-asian="normal" style:font-weight-complex="normal"/>
    </style:style>
    <style:style style:name="T7" style:family="text">
      <style:text-properties officeooo:rsid="0028ad20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1"/>
      <text:p text:style-name="P2">This document describes <text:span text:style-name="T1">the data storage feature before implementation. Its components, architectural design and tests.</text:span></text:p>
      <text:h text:style-name="P18" text:outline-level="1">How it works</text:h>
      <text:p text:style-name="P6"/>
      <text:p text:style-name="P7">Files are store in the path <text:span text:style-name="T2">/storage/local</text:span> using the filename provided by the adapter i.e. </text:p>
      <text:p text:style-name="P7">If banana.jpg is uploaded on an instance called <text:span text:style-name="T2">isiah</text:span> the file is kept as below.</text:p>
      <text:p text:style-name="P3"><draw:g text:anchor-type="paragraph" draw:z-index="0" draw:name="Group object 1" draw:style-name="gr1"><draw:frame draw:style-name="gr9" draw:text-style-name="P23" xml:id="id7" draw:id="id7" svg:width="1.8752in" svg:height="0.3787in" svg:x="0.0008in" svg:y="0.1264in"><draw:text-box><text:p text:style-name="P22"><text:span text:style-name="T8">isiah (instance)</text:span></text:p></draw:text-box></draw:frame><draw:frame draw:style-name="gr3" draw:text-style-name="P24" xml:id="id8" draw:id="id8" svg:width="1.1252in" svg:height="0.387in" svg:x="1.5008in" svg:y="0.7516in"><draw:text-box><text:p text:style-name="P22"><text:span text:style-name="T9">app_dir</text:span></text:p></draw:text-box></draw:frame><draw:frame draw:style-name="gr3" draw:text-style-name="P25" xml:id="id9" draw:id="id9" svg:width="1.1752in" svg:height="0.387in" svg:x="2.576in" svg:y="1.122in"><draw:text-box><text:p text:style-name="P22"><text:span text:style-name="T10">Storage</text:span></text:p></draw:text-box></draw:frame><draw:frame draw:style-name="gr3" draw:text-style-name="P25" xml:id="id10" draw:id="id10" svg:width="0.8878in" svg:height="0.387in" svg:x="3.3634in" svg:y="1.6661in"><draw:text-box><text:p text:style-name="P22"><text:span text:style-name="T10">Local</text:span></text:p></draw:text-box></draw:frame><draw:frame draw:style-name="gr3" draw:text-style-name="P25" xml:id="id12" draw:id="id12" svg:width="2.2504in" svg:height="0.387in" svg:x="3.3634in" svg:y="2.5161in"><draw:text-box><text:p text:style-name="P22"><text:span text:style-name="T10">Cache</text:span></text:p></draw:text-box></draw:frame><draw:frame draw:style-name="gr3" draw:text-style-name="P26" xml:id="id11" draw:id="id11" svg:width="2.2504in" svg:height="0.387in" svg:x="4.2374in" svg:y="2.122in"><draw:text-box><text:p text:style-name="P22"><text:span text:style-name="T11">banana.jpg</text:span></text:p></draw:text-box></draw:frame><draw:connector draw:style-name="gr4" draw:text-style-name="P27" svg:x1="0.9382in" svg:y1="0.5047in" svg:x2="1.5008in" svg:y2="0.9445in" draw:start-shape="id7" draw:start-glue-point="2" draw:end-shape="id8" draw:end-glue-point="3" svg:d="M2383 1282v1117h1429" svg:viewBox="0 0 1431 1118"><text:p/></draw:connector><draw:connector draw:style-name="gr5" draw:text-style-name="P27" svg:x1="2.0634in" svg:y1="1.1382in" svg:x2="2.5756in" svg:y2="1.3154in" draw:start-shape="id8" draw:start-glue-point="2" draw:end-shape="id9" draw:end-glue-point="3" svg:d="M5241 2891v450h1301" svg:viewBox="0 0 1304 452"><text:p/></draw:connector><draw:connector draw:style-name="gr6" draw:text-style-name="P27" svg:x1="3.1634in" svg:y1="1.5091in" svg:x2="3.3634in" svg:y2="1.8591in" draw:start-shape="id9" draw:start-glue-point="2" draw:end-shape="id10" draw:end-glue-point="3" svg:d="M8035 3833v889h508" svg:viewBox="0 0 510 891"><text:p/></draw:connector><draw:connector draw:style-name="gr7" draw:text-style-name="P27" svg:x1="3.8071in" svg:y1="2.0528in" svg:x2="4.2374in" svg:y2="2.3154in" draw:start-shape="id10" draw:start-glue-point="2" draw:end-shape="id11" draw:end-glue-point="3" svg:d="M9670 5214v667h1093" svg:viewBox="0 0 1095 669"><text:p/></draw:connector><draw:connector draw:style-name="gr8" draw:text-style-name="P27" svg:x1="3.1634in" svg:y1="1.5091in" svg:x2="3.3634in" svg:y2="2.7091in" draw:start-shape="id9" draw:start-glue-point="2" draw:end-shape="id12" draw:end-glue-point="3" svg:d="M8035 3833v3048h508" svg:viewBox="0 0 510 3050"><text:p/></draw:connector></draw:g></text:p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p text:style-name="P5">If the same file is cached on another instances it is stored as below </text:p>
      <text:p text:style-name="P5"/>
      <text:p text:style-name="P5"><draw:g text:anchor-type="paragraph" draw:z-index="1" draw:name="Group object 2" draw:style-name="gr1"><draw:frame draw:style-name="gr2" draw:text-style-name="P23" xml:id="id1" draw:id="id1" svg:width="2.1252in" svg:height="0.3398in" svg:x="0.0008in" svg:y="0.1264in"><draw:text-box><text:p text:style-name="P22"><text:span text:style-name="T8">mark (instance)</text:span></text:p></draw:text-box></draw:frame><draw:frame draw:style-name="gr3" draw:text-style-name="P24" xml:id="id2" draw:id="id2" svg:width="1.1252in" svg:height="0.387in" svg:x="1.5008in" svg:y="0.5016in"><draw:text-box><text:p text:style-name="P22"><text:span text:style-name="T9">app_dir</text:span></text:p></draw:text-box></draw:frame><draw:frame draw:style-name="gr3" draw:text-style-name="P25" xml:id="id3" draw:id="id3" svg:width="1.1752in" svg:height="0.387in" svg:x="2.576in" svg:y="0.872in"><draw:text-box><text:p text:style-name="P22"><text:span text:style-name="T10">Storage</text:span></text:p></draw:text-box></draw:frame><draw:frame draw:style-name="gr3" draw:text-style-name="P25" xml:id="id4" draw:id="id4" svg:width="0.8878in" svg:height="0.387in" svg:x="3.3634in" svg:y="1.4161in"><draw:text-box><text:p text:style-name="P22"><text:span text:style-name="T10">Local</text:span></text:p></draw:text-box></draw:frame><draw:frame draw:style-name="gr3" draw:text-style-name="P25" xml:id="id6" draw:id="id6" svg:width="2.2504in" svg:height="0.387in" svg:x="3.3634in" svg:y="2.2661in"><draw:text-box><text:p text:style-name="P22"><text:span text:style-name="T10">Cache</text:span></text:p></draw:text-box></draw:frame><draw:frame draw:style-name="gr3" draw:text-style-name="P26" xml:id="id5" draw:id="id5" svg:width="2.2504in" svg:height="0.387in" svg:x="4.2374in" svg:y="1.872in"><draw:text-box><text:p text:style-name="P22"><text:span text:style-name="T11">isiah@banana.jpg</text:span></text:p></draw:text-box></draw:frame><draw:connector draw:style-name="gr4" draw:text-style-name="P27" svg:x1="1.0634in" svg:y1="0.4661in" svg:x2="1.5008in" svg:y2="0.6945in" draw:start-shape="id1" draw:start-glue-point="2" draw:end-shape="id2" draw:end-glue-point="3" svg:d="M2701 1184v580h1111" svg:viewBox="0 0 1113 582"><text:p/></draw:connector><draw:connector draw:style-name="gr5" draw:text-style-name="P27" svg:x1="2.0634in" svg:y1="0.8882in" svg:x2="2.5756in" svg:y2="1.0654in" draw:start-shape="id2" draw:start-glue-point="2" draw:end-shape="id3" draw:end-glue-point="3" svg:d="M5241 2256v450h1301" svg:viewBox="0 0 1304 452"><text:p/></draw:connector><draw:connector draw:style-name="gr6" draw:text-style-name="P27" svg:x1="3.1634in" svg:y1="1.2591in" svg:x2="3.3634in" svg:y2="1.6091in" draw:start-shape="id3" draw:start-glue-point="2" draw:end-shape="id4" draw:end-glue-point="3" svg:d="M8035 3198v889h508" svg:viewBox="0 0 510 891"><text:p/></draw:connector><draw:connector draw:style-name="gr7" draw:text-style-name="P27" svg:x1="3.8071in" svg:y1="1.8028in" svg:x2="4.2374in" svg:y2="2.0654in" draw:start-shape="id4" draw:start-glue-point="2" draw:end-shape="id5" draw:end-glue-point="3" svg:d="M9670 4579v667h1093" svg:viewBox="0 0 1095 669"><text:p/></draw:connector><draw:connector draw:style-name="gr8" draw:text-style-name="P27" svg:x1="3.1634in" svg:y1="1.2591in" svg:x2="3.3634in" svg:y2="2.4591in" draw:start-shape="id3" draw:start-glue-point="2" draw:end-shape="id6" draw:end-glue-point="3" svg:d="M8035 3198v3048h508" svg:viewBox="0 0 510 3050"><text:p/></draw:connector></draw:g></text:p>
      <text:p text:style-name="P5"/>
      <text:h text:style-name="P19" text:outline-level="1"/>
      <text:h text:style-name="P18" text:outline-level="1"/>
      <text:p text:style-name="P3"/>
      <text:p text:style-name="P3"/>
      <text:p text:style-name="P3"/>
      <text:p text:style-name="P5"><text:soft-page-break/>It is important to note that the file <text:a xlink:type="simple" xlink:href="mailto:isiah@banana.jpg" text:style-name="Internet_20_link" text:visited-style-name="Visited_20_Internet_20_Link">isiah@banana.jpg</text:a> is different to that of <text:a xlink:type="simple" xlink:href="mailto:mark@banana.jpg" text:style-name="Internet_20_link" text:visited-style-name="Visited_20_Internet_20_Link">mark@banana.jpg</text:a>. <text:s/>If a developer wishes to keep filenames unique they do so by keeping a record of all the files uploaded. And before uploading to any instance should check if the name has been taken or not.</text:p>
      <text:p text:style-name="P5"/>
      <text:h text:style-name="P19" text:outline-level="1">Implementation </text:h>
      <text:p text:style-name="P8"/>
      <text:p text:style-name="P5">The module <text:span text:style-name="T2">Shared/storage.py </text:span><text:span text:style-name="T4">contains methods for storing and caching files </text:span><text:span text:style-name="T5">that will be accessed by API</text:span><text:span text:style-name="T4">. With the following methods.</text:span></text:p>
      <text:p text:style-name="P11"/>
      <text:p text:style-name="P9">store(<text:span text:style-name="T4">file,fileName,</text:span><text:span text:style-name="T6">override=false</text:span>) → <text:span text:style-name="T4">Stores a file to the local storage directory.</text:span></text:p>
      <text:p text:style-name="P11"><text:tab/>Responses: </text:p>
      <text:p text:style-name="P9"><text:span text:style-name="T4"><text:tab/><text:tab/>[true,queryString] → </text:span><text:span text:style-name="T5">File was saved successfully</text:span></text:p>
      <text:p text:style-name="P12"><text:tab/><text:tab/>[false,error] → File was not saved.</text:p>
      <text:p text:style-name="P10">cache(<text:span text:style-name="T4">file,queryFileName</text:span>) → <text:span text:style-name="T4">Caches a file to the cache directory.</text:span></text:p>
      <text:p text:style-name="P13"><text:tab/>Responses:</text:p>
      <text:p text:style-name="P13"><text:tab/><text:tab/>[true,queryFileName] → File was cached.</text:p>
      <text:p text:style-name="P13"><text:tab/><text:tab/>[false,error] → File was not cached.</text:p>
      <text:p text:style-name="P13"/>
      <text:p text:style-name="P17">Records of all files stored are kept in the database.</text:p>
      <text:h text:style-name="P20" text:outline-level="1">Tests</text:h>
      <text:p text:style-name="P14"/>
      <text:p text:style-name="P15"><text:span text:style-name="T2">testStoringFile</text:span> → Tests if the controller is storing files.</text:p>
      <text:p text:style-name="P16"><text:span text:style-name="T3">t</text:span><text:span text:style-name="T2">estStoringFile</text:span><text:span text:style-name="T3">WithOverride</text:span> → Tests if the controller is storing files <text:span text:style-name="T7">with override true.</text:span></text:p>
      <text:p text:style-name="P15"><text:span text:style-name="T2">testStoringFileWithConfictingName</text:span> → Tests storing a file where the name already exits</text:p>
      <text:p text:style-name="P16"><text:span text:style-name="T3">t</text:span><text:span text:style-name="T2">estStoringWithConfictingNameFile</text:span><text:span text:style-name="T3">WithOverride</text:span> → <text:s/>Tests storing a file where the name already exits <text:span text:style-name="T7">with override true.</text:span></text:p>
      <text:p text:style-name="P15"><text:span text:style-name="T2">testCachingFile</text:span> → Tests caching a file.</text:p>
      <text:p text:style-name="P15"><text:span text:style-name="T2">testCachingFileAlreadyCached</text:span> → <text:s/>Test storing a file that has already been cached. The file should <text:tab/>not be duplicated.</text:p>
      <text:h text:style-name="P18" text:outline-level="1"><text:soft-page-break/>Consideration</text:h>
      <text:p text:style-name="P4"/>
      <text:list xml:id="list2991167387" text:style-name="L1">
        <text:list-item>
          <text:p text:style-name="P21"><text:s/>Filename conflicts → The file on one server could conflict with another on another instanc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18T13:20:31.788000000</dc:date>
    <meta:editing-duration>PT4H35M46S</meta:editing-duration>
    <meta:editing-cycles>14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27" meta:word-count="276" meta:character-count="1822" meta:non-whitespace-character-count="1555"/>
  </office:meta>
</office:document-meta>
</file>